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if703dc9rm5r"/>Nauki płynące z serialu: Sezon drugi</text:p>
      <text:p text:style-name="P2"><text:bookmark text:name="_h8qdsuc6j5xq"/>Morały dobre i złe</text:p>
      <text:p text:style-name="P1">W poprzednim numerze oceniłam morały ze wszystkich odcinków sezonu pierwszego kucyki. Nadszedł więc czas na sezon drugi. Przed nami dwadzieścia sześć odcinków, z czego dwa podwójne. To ten legendarny sezon, po którym serial się skończył, a fandom umarł, czy tam na odwrót. To wtedy Lauren Faust przestała bawić się w robienie kucyków.</text:p>
      <text:p text:style-name="P3"><text:bookmark text:name="_rdng364b1e6"/>The Return of Harmony</text:p>
      <text:p text:style-name="P1">Drugi dwuodcinkowiec w serialu, w którym pojawił się drugi pełnoprawny antagonista. Tym razem morał nie został podany w formie listu od Celestii, lecz w formie monologu Twilight Sparkle przed Discordem. A brzmi on: przyjaźń nie zawsze jest łatwa, ale warto o nią walczyć. To w zasadzie prawda, ale mam pewne wątpliwości, czy aby odcinek, w którym Mane Six zachowywały się w taki okropny sposób, ponieważ znalazły się pod wpływem zaklęcia, był akurat dobrym przedstawieniem tej lekcji.</text:p>
      <text:p text:style-name="P1">Dlaczego? Cóż, jeśli w prawdziwym życiu nasi przyjaciele nagle zachowują się jak banda dupków, to nie dlatego, że zostali zaczarowani przez mityczną bestię. Bardzo możliwe, że po prostu naprawdę byli bandą dupków. Ewentualnie w ich życiu coś się stało czy nawet mają coś nie tak z mózgiem. Charakter ludzi z pewnymi uszkodzeniami tego narządu może drastycznie się zmienić. Tylko no… Niekoniecznie wrócą do normy.</text:p>
      <text:p text:style-name="P1">Mówiąc wprost: sytuacja przedstawiona w odcinku jest skrajnie nieżyciowa, przez co morał wydaje się wsadzony na siłę w ramach wielkiej przemowy podczas triumfu nad wrogiem. Na pierwszy rzut oka widać, że to miało być epickie czterdzieści minut zmagań z fajnym przeciwnikiem, czysta rozrywka bez walorów edukacyjnych, ale ktoś coś musiał wcisnąć.</text:p>
      <text:p text:style-name="P1">Swoją drogą – Mane Six źle się zachowują, więc o przyjaźń należy walczyć, ale jak źle zachowuje się Gilda, która w dodatku została sprowokowana, to już o tę przyjaźń walczyć nie należy, tylko gryfka po prostu była dupkiem. Nie ma to jak podwójne kucykowe standardy. No i nie ma to jak inteligencja Twilight Sparkle, która długo nie ogarnęła, że jej koleżaneczki oberwały zaklęciem Discorda.</text:p>
      <text:p text:style-name="P3"><text:bookmark text:name="_3dv0lwqyiohn"/>Lesson Zero</text:p>
      <text:p text:style-name="P1">Oto ten przełomowy odcinek, w którym wszystkie klacze z Mane Six zaczęły pisać listy do Celestii. A samo widowisko? Pokręcone, zabawne i budzące w fandomie skrajne opinie. Cóż, ja tam bardzo lubię „Lesson Zero”, może dlatego, że te głupie pomysły Twilight to nic przy tym, co rodzi się w mojej łepetynie. Choćby ocena morałów ze wszystkich sezonów kucyków. No kogoś tu zdrowo pokręciło…</text:p>
      <text:p text:style-name="P1">Uważam też, że morał mówiący o tym, iż nie należy bagatelizować problemów swoich przyjaciół, jest trafiony, a przerysowane wykonanie akuratne. Bo to prawda, że czasami coś, co dla nas jest wręcz absurdalne, to dla kogoś innego jest prawdziwą tragedią. No i konsekwencje takiego olewactwa potrafią być wyjątkowo nieprzyjemne.</text:p>
      <text:p text:style-name="P3"><text:bookmark text:name="_a9zuwsm6z1oe"/>Luna Eclipsed</text:p>
      <text:p text:style-name="P1">Należy się dzielić przyjaźnią i nawet ktoś, kto wydaje się straszny, staje się spoko, kiedy podzielimy się z nim tą całą przyjaźnią. No niezbyt. Tak jak uwielbiam „Luna Eclipsed”, tak ten morał jest wyjątkowo nietrafiony, głupi i szkodliwy. A przynajmniej w formie, w której ujęła <text:soft-page-break/>to Twilight Sparkle w wersji anglojęzycznej, a co kulawo przetłumaczyłam, skróciłam, sparafrazowałam, starając się możliwie zachować sens.</text:p>
      <text:p text:style-name="P1">Tak naprawdę jest to kolejny odcinek, który mówi, że nie należy oceniać książki po okładce. A także pokazuje, że dobra zabawa łączy kuce. Oraz że niektórzy lubią się bać. Brawo, właśnie sformułowałam trzy potencjalne morały i to lepsze od tego, który wymyśliła Twilight. Bo jasne, dzielenie się przyjaźnią jest fajne, ale to nie jest remedium na wszystkie problemy. I nie ma gwarancji, że ktoś naszą ofertę przyjmie. Albo że nie okaże się wrogiem.</text:p>
      <text:p text:style-name="P3"><text:bookmark text:name="_tbtky1wxjo43"/>Sisterhooves Social</text:p>
      <text:p text:style-name="P1">Odcinek o tym, że wspaniale jest mieć siostrę, razem się bawić i chodzić na kompromisy. Nie wiem, czy to prawda, nie mam siostry. Ale gdybym miała rodzeństwo, a ono zniszczyłoby mój ulubiony sweter… to prawdopodobnie bym przestała je mieć. Za to przygody Rarity i Sweetie Belle oglądało się naprawdę przyjemnie.</text:p>
      <text:p text:style-name="P3"><text:bookmark text:name="_1trwwj1wm4qh"/>The Cutie Pox</text:p>
      <text:p text:style-name="P1">Czasami się czegoś bardzo pragnie, ale nie należy chodzić na skróty, bo to jest nieszczerość wobec siebie i to się źle kończy, bo się na to coś nie zasłużyło… Co to za bełkot? Znaczy, w ustach Apple Bloom brzmiało to nieco lepiej, ale to wciąż nie ma sensu. Chodzenie na skróty jest świetne, wbrew temu, co próbują nam mówić kucyki (i to nie tylko w tym odcinku). Tylko można to robić na wiele sposobów – głupich i mądrych.</text:p>
      <text:p text:style-name="P1">Jednak problem Apple Bloom jest tak bardzo magiczny i oderwany od rzeczywistego świata, że ten kiepski morał nie ma sensu i nie niesie walorów edukacyjnych dla dzieci. Bo czym jest znaczek? Manifestacją talentu danego kucyka. Siostra Applejack na siłę chciała mieć ten brzydki obrazek na zadku. Nawet nie talent czy inne przeznaczenie.</text:p>
      <text:p text:style-name="P1">To był w zasadzie główny problem CMC przez wiele sezonów – to nie były dzieci, które próbują odkryć, w czym są dobre, i zrozumieć siebie. Nie, to są trzy smarkule, które chcą mieć obrazek na tyłku, bo koledzy i koleżanki z klasy już mają. To wbrew pozorom duża różnica. Całe te poszukiwania znaczków były bez oglądania się na to, na co naprawdę mają ochotę. Byle zrobić listę i odhaczać. Chore podejście.</text:p>
      <text:p text:style-name="P1">Całe szczęście, że prawdziwe dziecko w wieku wczesnoszkolnym nie dostanie podobnej obsesji, ponieważ ludzie nie mają uroczych znaczków ani innych rzeczy, które mówią wszystkim dookoła, co jest talentem nosiciela. I to jest ten problem, że czasami te odcinki są spoko jako odcinki, ale niepotrzebnie próbują wcisnąć jakiś morał, którego tam nie ma. A nawet jeśli jest, to tylko w realiach Equestrii.</text:p>
      <text:p text:style-name="P3"><text:bookmark text:name="_oxac3bdi35lr"/>May the Best Pet Win</text:p>
      <text:p text:style-name="P1">Rymbuł Desz szuka zwierzaka i chce, by był równie osom jak ona, ale kończy z jakimś przegry… żółwiem o wdzięcznym imieniu Kontener czy tam Czołg. Na końcu stwierdza, że cechy fizyczne są mniej ważne od wytrwałości. Morał jest całkiem spoko, bo faktycznie, samym uporem można sporo osiągnąć, ale cóż… Czasami się nie da. Wyobraźmy sobie bardziej życiowy scenariusz, który jednocześnie zakłada, że zwierzaki w serialu są dużo bardziej inteligentne niż w prawdziwym świecie, a w którym Tank nie może pomóc Rainbow Dash. Nie jest dość silny, nie może i już. Co najwyżej mógłby wezwać pomoc.</text:p>
      <text:p text:style-name="P1">Odcinek i morał są tak naprawdę skucykowaną wersją bajki o żółwiu i zającu. Ta opowieść była już znana w VI wieku przed naszą erą. Tylko że Ezop tak jakby zrobił to lepiej. W oryginale żółw ścigał się z zającem, który był tak pewny siebie, że poszedł się zdrzemnąć w trakcie trwania wyścigu. Gad wygrał, bo wykorzystał pychę i błąd rywala. Jego ośli upór nic <text:soft-page-break/>by mu nie dał, gdyby nie błąd długoucha. Tymczasem w „May the Best Pet Win” Tank zdobywa uznanie w oczach Dash, ponieważ ją ratuje, uwalniając ją od wielkiego głazu, co jest niemożliwym pokonaniem fizycznych ograniczeń. Ale życie nie jest takie różowe i wytrwałość nie wystarcza. Jest nawet takie powiedzenie: nie zrobisz z żaby orła.</text:p>
      <text:p text:style-name="P3"><text:bookmark text:name="_8g0zsjd6v791"/>The Mysterious Mare Do Well</text:p>
      <text:p text:style-name="P1">Nigdy nie przepadałam za tym odcinkiem, właśnie przez jego ogólny wydźwięk. Rainbow Dash dokonuje wielu heroicznych wyczynów, przez co inne kucyki ją wielbią, a sama pegazica jest z tego powodu bardzo zadowolona. Dlatego reszta Mane Six postanawia stworzyć swojego końskiego Zorro, żeby ukarać Rainbow za jej pychę. Brawo, najlepsze przyjaciółki na świecie.</text:p>
      <text:p text:style-name="P1">Ja rozumiem, że bycie koleżanką takiej miejscowej celebrytki może być nieco irytujące, ale… Rainbow na to zwyczajnie zasłużyła i robiła to nie tylko dla oklasków. Tymczasem nasze dzielne klaczki pomagały innym tylko po to, by utrzeć nosa przyjaciółce. Bo przecież nie należy się przechwalać, lecz zachowywać skromnie i z pokorą! Nawet jeśli to nie są czcze przechwałki, tylko naprawdę ociekasz wspaniałością.</text:p>
      <text:p text:style-name="P1">Właściwie, to niby dlaczego w naszej kulturze tak bardzo promuje się skromność? Czemu przechwalanie się jest uznawane za coś złego? Wolę ludzi, którzy są świadomi swojej wartości, ale umieją też podejść do siebie krytycznie, od takich, którzy są przesadnie i fałszywie skromni. Właściwie to zawsze lubiłam Rainbow Dash za to, że jest dość szczerą klaczą. To ten typ, który powie, że zrobi coś zajebistego i naprawdę to zrobi. No i nie spocznie na laurach.</text:p>
      <text:p text:style-name="P3"><text:bookmark text:name="_amqaqog2w2c1"/>Sweet and Elite</text:p>
      <text:p text:style-name="P1">Świetny odcinek z moją ukochaną Rarity. Ale morał taki w sumie nieżyciowy. Nieważne, skąd jesteś i jakich masz przyjaciół, bo pamiętaj, że w pewnym sensie jesteś ich tworem i powinieneś być z nich dumny. Czyli nie wstydź się przyjaciół, nawet jeśli wpadają na wytworne przyjęcie i zachowują się jak stado średnio rozgarniętych szympansów. Ja bym się jednak wstydziła…</text:p>
      <text:p text:style-name="P1">W sumie to czasami naprawdę się wstydzę moich przyjaciół i jestem pewna, że oni mają ze mną dokładnie tak samo. No i jednak jakiś powód, by się wstydzić swoich bliskich znajomych jest – to my ich wybraliśmy i mieliśmy na to wpływ. Na miejsce urodzenia już nie. Obawiam się też, że w prawdziwym życiu nie byłoby Fancypantsa, który przekonałby towarzystwo, że koleżanki Rarity są całkiem spoko. Raczej towarzystwo by ją odrzuciło. Niby można by było wówczas powiedzieć, że po co się z takimi kucami zadawać, ale chyba jednak jest w tym jakiś cel. Choćby zdobycie kontaktów biznesowych.</text:p>
      <text:p text:style-name="P3"><text:bookmark text:name="_81wxuestvx4q"/>Secret of My Excess</text:p>
      <text:p text:style-name="P1">Jeden z fajniejszych odcinków o Spike’u i jednocześnie jeden z głupszych. Generalnie smoczy wzrost w serialu to ciekawa sprawa, podobnie jak wygląd tego rosnącego fioletowego gekona. W samym serialu widziałam to już cztery razy, wliczając fantazje naszego jaszczura. Za każdym razem wyglądało to zupełnie inaczej i działo się z innego powodu. Oczywiście, że twórcy po prostu robili to, co w danym momencie było im potrzebne, jednak wciąż uważam, że pomysł, w którym smoki dorastają przez gromadzone przez nie przedmioty, jest zwyczajnie idiotyczny.</text:p>
      <text:p text:style-name="P1">No bo czemu Spike w tym odcinku na koniec staje się wręcz bezrozumną bestią, podczas gdy dorosłe smoki czy smoczy nastolatkowie zachowują się zupełnie normalnie? I czemu wygląda inaczej niż w retrospekcji, w której Twilight zaklęciem zmieniła go w dużego gada? I <text:soft-page-break/>czemu… nieważne, sami zobaczycie w sezonie ósmym.</text:p>
      <text:p text:style-name="P1">No, ale odeszłam od tematu artykułu, czyli od oceny morałów. A morał w tym odcinku mówi o tym, że lepiej jest dawać niż brać i że to hojność buduje prawdziwą przyjaźń. Cóż, nie zgodzę się. Moim zdaniem w braniu i dawaniu w przyjaźni należy wypracować równowagę, w której żadna strona nie jest wykorzystywana przez drugą. No i to, w jaki sposób Spike doszedł do tego wniosku, też się nie przyda dzieciom. Nie zmieniaj się w chciwego materialistę, bo zmienisz się w gigantyczną bestię? No tak trochę słabo.</text:p>
      <text:p text:style-name="P3"><text:bookmark text:name="_499ahjpbzxca"/>Hearth’s Warming Eve</text:p>
      <text:p text:style-name="P1">Pierwszy bożonarodzeniowy odcinek MLP i moim zdaniem najlepszy. Czemu tak myślę? Bo nie jest wtórny i ładnie uzasadnia, czemu kucyki mają święta bliźniaczo podobne do naszego Bożego Narodzenia i o co w tym wszystkim chodzi. W dodatku poznajemy nieco historii czy też legend Equestrii. Odcinek nie ma też morału podanego na tacy i dobrze, bo tego nie potrzebuje. Zamiast tego pokazuje, że czasami warto się po prostu ogarnąć i coś zrobić, zamiast kłócić się o jakieś bzdury.</text:p>
      <text:p text:style-name="P3"><text:bookmark text:name="_g4qk7kvac5e1"/>Family Appreciation Day</text:p>
      <text:p text:style-name="P1">Ponownie nie będzie listu do Celestii, ale jakiś morał jest – doceniajcie członków swojej rodziny, nawet jeśli zachowują się w jakiś idiotyczny sposób. Cóż, nie zgodzę się. Wszystko zależy od osoby. I nie mówię tu nawet o rodzinach, w których ktoś się nad kimś znęca. Po prostu na uznanie i szacunek należy sobie jakoś zapracować, a jeśli ktoś nie ma sobą nic do zaoferowania poza więzami krwi, to trudno.</text:p>
      <text:p text:style-name="P1">No i jeśli członek rodziny robi nam przypał przed rówieśnikami, to cóż… jak bardzo byśmy go nie kochali, to wciąż to my będziemy musieli znosić szykany i wyzwiska. Dzieci bywają okrutne, a babcia z demencją to przecież wspaniały powód, by niszczyć komuś życie. To jest trudny problem i chyba nie ma tu prostej odpowiedzi.</text:p>
      <text:p text:style-name="P3"><text:bookmark text:name="_5b0xmtj85be4"/>Baby Cakes</text:p>
      <text:p text:style-name="P1">Jak na odcinek z Pinkie Pie, to nie jest źle. I morał o tym, że czasami wyzwania potrafią nas przerosnąć, też jest ok. Ten o tym, że opieka nad dziećmi jest trudna i odpowiedzialna też. Generalnie nie należy się porywać z motyką na słońce. Przynajmniej do następnego razu. No i jeśli nie radzisz sobie ze źrebakami, to się popłacz i weź je na litość. Ciekawe czy na ludzkie młode też to działa…</text:p>
      <text:p text:style-name="P3"><text:bookmark text:name="_g38iqa435d02"/>The Last Roundup</text:p>
      <text:p text:style-name="P1">Należy być dumnym z siebie, nawet jeśli poniosło się porażkę, a od problemów nie należy uciekać, tylko udać się do przyjaciół i rodziny… Cóż, na pewno nie należy odwalać cyrku, jeśli nie zajęło się pierwszego miejsca w konkursie rodeo. Generalnie zgadzam się z tym morałem, może poza częścią o dumie z przegrywania – jeśli się zawali po całości, to naprawdę nie ma z czego. Jednak od problemów uciekać nie należy, bo one lubią nas później doganiać i wyrywać kręgosłupy.</text:p>
      <text:p text:style-name="P3"><text:bookmark text:name="_75ju4s9l8lqd"/>The Super Speedy Cider Squeezy 6000</text:p>
      <text:p text:style-name="P1">Nigdy nie lubiłam wydźwięku tego odcinka, choć on sam mi się podobał. A nie lubię go przez to, że przedstawiono tu Flima i Flama jako tych złych, choć tak naprawdę oni przez cały czas zachowywali się naprawdę w porządku. No, ale zadarli z rodziną jednej z klaczy z Mane Six, <text:soft-page-break/>bo to, że to babuszka się założyła, to przecież wina tych złych szatanów.</text:p>
      <text:p text:style-name="P1">Morałem niby jest, że ciężka praca i dobra jakość zostaną docenione, ale niestety życie pokazuje, że nie zawsze tak jest. No i odcinek próbuje przekazać, że kopytnie(?) robiony cydr jest lepszy niż ten produkowany przez maszynę. Tylko że nie jest. Maszyna braci jest wydajniejsza, szybsza i pozwala szybko wyprodukować dużo wybornego napoju niemalże bez wysiłku. To jest postęp. Walka z postępem jest jak odmowa korzystania z pralki, bo pranie należy robić w rzece na kijankach. Niby można, tylko po co?</text:p>
      <text:p text:style-name="P1">Nie zrozumcie mnie źle, ja lubię ręcznie robione wyroby czy zabawę w rekonstrukcję, ale odrzucanie porządnych wyrobów pracy maszyn tylko dlatego, że robią konkurencję dla niewydajnych metod tradycyjnych, jest zwyczajnie głupie. Świat idzie do przodu i Apple’owie powinni to zrozumieć. No i nie obwiniać innych za to, że sami popełnili błąd. Bo zakładać się należy tylko wtedy, kiedy jest się pewnym wygranej.</text:p>
      <text:p text:style-name="P1">Co prawda rodzina Applejack w końcu wygrała, bo w końcu nie może być, że Mane Six coś nie wyszło. Jednak potrzebowali dodatkowej pomocy od pięciu innych klaczy żeby dorównać braciom. Dziewięć kucyków przeciwko dwóm. Mięśnie kontra umysł. Naprawdę, wolałabym, gdyby serial pokazywał, że za błędy trzeba płacić, nawet jeśli jesteś bohaterem pozytywnym.</text:p>
      <text:p text:style-name="P3"><text:bookmark text:name="_o3lgwrpe0x6y"/>Read It and Weep</text:p>
      <text:p text:style-name="P1">Rainbow Dash odkrywa, że książki są fajne, a raczej że książki o Daring Do są fajne, bo nigdy nie widziałam, by czytała cokolwiek innego. A morał jest prosty i nam wszystkim znany: nie odrzucaj czegoś, jeśli nie spróbujesz. Np. narkotyków, wódki, masowych egzekucji, palenia kościołów. Dobra, dobra, już poważnieję. Tak naprawdę, to całkiem dobre podsumowanie tego odcinka i nauka dla grupy docelowej. Unikanie czegoś na zasadzie „nie, bo nie” jest zwyczajnie głupie.</text:p>
      <text:p text:style-name="P3"><text:bookmark text:name="_o6ajj36h4et0"/>Hearts and Hooves Day</text:p>
      <text:p text:style-name="P1">Tęczowe koniki i mikstura gwałtu. A także ostrzeżenie przed shipowaniem innych, szczególnie kiedy osoby parowane nie są do tego chętne. W zasadzie to prawda, chyba że działacie w samoobronie albo jesteście członkami fandomu... Nie no, racja, nie należy zmuszać innych osób do bycia razem. Fajny i zabawny odcinek. Powinniśmy się cieszyć, że takie mikstury nie istnieją, ale, jak już pisałam w 21 numerze Equestria Times, niestety istnieją.</text:p>
      <text:p text:style-name="P3"><text:bookmark text:name="_jphiuvmfod6z"/>A Friend in Deed</text:p>
      <text:p text:style-name="P1">Jest wiele różnych typów przyjaciół i wiele różnych sposobów na okazanie przyjaźni. No i niektórzy lubią pobyć sami i jest to ok. To bardzo dobry morał, ale na gacie Celestii, czemu Pinkie w ogóle zmuszała tego osła do bycia jej przyjacielem? Czy nie lepiej by było, gdyby na końcu wywnioskowała, że nie każdy chce się z tobą przyjaźnić i jest to ok? Różowa ćpunka w tym odcinku zachowywała się w sposób na maksa męczący i irytujący. No na miejscu Cranky’ego Doodle’a bym zabiła.</text:p>
      <text:p text:style-name="P3"><text:bookmark text:name="_lim8w72f5qzr"/>Putting Your Hoof Down</text:p>
      <text:p text:style-name="P1">Drugi odcinek z niemiłą Fluttershy. Tym razem to nie zasługa Discorda, a raczej samej pegazicy, bo naprawdę nie obwiniałabym Iron Willa za to, że Shy przegięła. Minotaur nigdy nie mówił, że należy być dupkiem dla wszystkich, tylko należy być stanowczym w stosunku do innych dupków. Pod koniec Powierniczka Elementu Dobroci stwierdza, że postawienie na swoim nie wymaga zmiany tego, kim się jest, i moim zdaniem w tym wypadku to nie prawda. <text:soft-page-break/>To doświadczenie koniec końców ją odmieniło – przestała być bierną sierotką Marysią i nauczyła się asertywności. W zasadzie, to ten cały kurs okazał się całkiem skuteczny, a jego prowadzący naprawę w porządku.</text:p>
      <text:p text:style-name="P3"><text:bookmark text:name="_blzerhcdc2hd"/>It’s About Time</text:p>
      <text:p text:style-name="P1">Nie przepadam za tym odcinkiem, zawsze wydawał mi się nudny. Przy okazji dowiedzieliśmy się też, że magia czasu w serialu działa tak, jak akurat jest to wygodne dla twórców. No i nie było morału, żadnego. To akurat na plus, bo mam mniej roboty i mogę po prostu przejść dalej, zamiast lać wodę.</text:p>
      <text:p text:style-name="P3"><text:bookmark text:name="_hcanjus3kq8r"/>Dragon Quest</text:p>
      <text:p text:style-name="P1">To dobry odcinek i to z mądrym morałem, choć nie podanym zupełnie wprost. Mogłabym zacytować list Spike’a do Celestii, ale to nie miałoby sensu. To, czym jesteś, nie determinuje tego, kim jesteś. A należysz tam, gdzie jest twój prawdziwy dom i osoby, które cię kochają i się o ciebie troszczą. To bardzo życiowa i głęboka lekcja, którą może też opisać inne powiedzenie: matką jest ta, co wychowała, a nie ta, co urodziła.</text:p>
      <text:p text:style-name="P3"><text:bookmark text:name="_rvj1gvg99dx9"/>Hurricane Fluttershy</text:p>
      <text:p text:style-name="P1">Każdy wkład jest ważny, nawet taki bardzo mały. Cóż, na pewno czasami nawet coś, co wydaje się bez znaczenia, potrafi zrobić różnicę, ale czasami faktycznie nie wpływa na nic. Mimo wszystko uważam, że to dobry odcinek, który ma dobry morał, mogący posłużyć rodzicom za pomoc w edukacji ich pociech.</text:p>
      <text:p text:style-name="P3"><text:bookmark text:name="_2rb2wrcj8tm8"/>Ponyville Confidental</text:p>
      <text:p text:style-name="P1">Należy szanować cudzą prywatność i nie angażować się w różne hmm… przykre plotki. Cóż, nie do końca się zgodzę. Jeśli ktoś zrobił coś, co serio jest niefajne i szkodliwe, to należy o tym mówić oraz to zachowanie piętnować. Bo to, że ktoś robi coś, co jest dziwne, ale nieszkodliwe i stara się to ukrywać, to jest to tylko i wyłącznie jego sprawa. Mówiąc dosadniej: jeśli sąsiad bije pudla, to należy coś z tym zrobić. Jeśli sąsiad pudla ostrzygł, to nie powinno nas to obchodzić.</text:p>
      <text:p text:style-name="P1">W sumie bajki często próbują nas przekonać, że plotkowanie jest złe i niedobre. Jednak prawda jest taka, że plotkują wszyscy i plotki niekoniecznie oznaczają złośliwe obgadywanie – choć ten, kto nigdy nie nagadał na złego szefa czy wrednego nauczyciela, niech pierwszy rzuci kamieniem. Cóż, uważam, że póki plotki nie zawierają kłamstw ani nie wyjawiają rzeczy, które ktoś powierzył nam w sekrecie, to są całkiem spoko. Zabawa w paparazzi i włażenie w czyjeś życie już nie.</text:p>
      <text:p text:style-name="P3"><text:bookmark text:name="_nnieohzgsfm"/>MMMystery on the Friendship Express</text:p>
      <text:p text:style-name="P1">Nie należy nikogo oskarżać przed znalezieniem dowodów. No cóż, sądzę, że policja i sądy nie do końca by się z tym zgodziły. Na pewno jest coś takiego jak domniemanie niewinności, jednak wysnuwanie podejrzeń nie jest niczym złym. Powiedziałabym, że raczej ważne, by podejrzewając kogoś, starać się zachowywać kulturalnie oraz spokojnie.</text:p>
      <text:p text:style-name="P3"><text:bookmark text:name="_in6sq9n88bie"/>A Canterlot Wedding</text:p>
      <text:p text:style-name="P1">Finał sezonu drugiego i chyba jeden z moich ulubionych odcinków. Jest fajna antagonistka, są świetne piosenki, jest dobra akcja, a nawet mordobicie. Za morał chyba można uznać <text:soft-page-break/>tylko krótką uwagę, rzuconą Twilight przez Celestię, czyli że należy ufać swojej intuicji. Cóż, sama lubię polegać na swojej, ale co w sytuacji, w której Cadance okazałaby się być po prostu zrzędliwą panną młodą, a nie królową podmieńców? Co, gdyby miała trudny charakter, lecz naprawdę kochała Shininga? Poza tym Chrysalis miała rację co do oceny poczynań Mane Six – ptak Fluttershy naprawdę fałszował, kiecki Rarity były dość brzydkie, a imprezka Pinkie wyglądała jak przyjęcie urodzinowe dla pięciolatka.</text:p>
      <text:p text:style-name="P1">Generalnie choć intuicja może wiele razy ratować nam cztery litery, to wciąż czasami się myli. Ewentualnie nie lubimy kogoś za nic, bo bywa i tak. Albo nie lubimy kogoś za coś, co wciąż nie sprawia, że ten ktoś jest zły. I jeszcze jedno – może się zdarzyć, że nasze oskarżenia podyktowane przez obserwacje i intuicję zostaną odebrane tak, jak te rzucone przez Twilight, a to nie skończyło się dla niej najlepiej.</text:p>
      <text:p text:style-name="P1"/>
      <text:p text:style-name="P1">Obrazki:</text:p>
      <text:p text:style-name="P1"><text:a xlink:type="simple" xlink:href="https://sea-maas.deviantart.com/art/Party-Time-700500962" text:style-name="Internet_20_link" text:visited-style-name="Visited_20_Internet_20_Link"><text:span text:style-name="T1">https://sea-maas.deviantart.com/art/Party-Time-700500962</text:span></text:a></text:p>
      <text:p text:style-name="P1"><text:a xlink:type="simple" xlink:href="https://sea-maas.deviantart.com/art/Rarity-V2-697815781" text:style-name="Internet_20_link" text:visited-style-name="Visited_20_Internet_20_Link"><text:span text:style-name="T1">https://sea-maas.deviantart.com/art/Rarity-V2-697815781</text:span></text:a></text:p>
      <text:p text:style-name="P1"><text:a xlink:type="simple" xlink:href="https://sea-maas.deviantart.com/art/Dash-696363704" text:style-name="Internet_20_link" text:visited-style-name="Visited_20_Internet_20_Link"><text:span text:style-name="T1">https://sea-maas.deviantart.com/art/Dash-696363704</text:span></text:a></text:p>
      <text:p text:style-name="P1"><text:a xlink:type="simple" xlink:href="https://sea-maas.deviantart.com/art/Quiet-Place-698614369" text:style-name="Internet_20_link" text:visited-style-name="Visited_20_Internet_20_Link"><text:span text:style-name="T1">https://sea-maas.deviantart.com/art/Quiet-Place-698614369</text:span></text:a></text:p>
      <text:p text:style-name="P1"><text:a xlink:type="simple" xlink:href="https://sea-maas.deviantart.com/art/Morning-Trot-697030357" text:style-name="Internet_20_link" text:visited-style-name="Visited_20_Internet_20_Link"><text:span text:style-name="T1">https://sea-maas.deviantart.com/art/Morning-Trot-697030357</text:span></text:a></text:p>
      <text:p text:style-name="P1"><text:a xlink:type="simple" xlink:href="https://sea-maas.deviantart.com/art/Twilight-s-Library-695938078" text:style-name="Internet_20_link" text:visited-style-name="Visited_20_Internet_20_Link"><text:span text:style-name="T1">https://sea-maas.deviantart.com/art/Twilight-s-Library-695938078</text:span></text:a></text:p>
      <text:p text:style-name="P1"><text:a xlink:type="simple" xlink:href="https://yakovlev-vad.deviantart.com/art/Color-Sketch-739785771" text:style-name="Internet_20_link" text:visited-style-name="Visited_20_Internet_20_Link"><text:span text:style-name="T1">https://yakovlev-vad.deviantart.com/art/Color-Sketch-739785771</text:span></text:a></text:p>
      <text:p text:style-name="P1"><text:a xlink:type="simple" xlink:href="https://stasysolitude.deviantart.com/art/Golden-Sunset-736082874" text:style-name="Internet_20_link" text:visited-style-name="Visited_20_Internet_20_Link"><text:span text:style-name="T1">https://stasysolitude.deviantart.com/art/Golden-Sunset-736082874</text:span></text:a></text:p>
      <text:p text:style-name="P1"><text:a xlink:type="simple" xlink:href="https://tsitra360.deviantart.com/art/Flutterhorse-421512855" text:style-name="Internet_20_link" text:visited-style-name="Visited_20_Internet_20_Link"><text:span text:style-name="T1">https://tsitra360.deviantart.com/art/Flutterhorse-421512855</text:span></text:a></text:p>
      <text:p text:style-name="P1"><text:a xlink:type="simple" xlink:href="https://blazemizu.deviantart.com/art/Teacup-Discord-675806125" text:style-name="Internet_20_link" text:visited-style-name="Visited_20_Internet_20_Link"><text:span text:style-name="T1">https://blazemizu.deviantart.com/art/Teacup-Discord-675806125</text:span></text:a></text:p>
      <text:p text:style-name="P1">https://1jaz.deviantart.com/art/Hitchhiking-72937645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4-24T22:05:55.969000000</dc:date>
    <meta:editing-duration>PT4H38M47S</meta:editing-duration>
    <meta:editing-cycles>1</meta:editing-cycles>
    <meta:document-statistic meta:table-count="0" meta:image-count="0" meta:object-count="0" meta:page-count="7" meta:paragraph-count="83" meta:word-count="3220" meta:character-count="20484" meta:non-whitespace-character-count="17337"/>
  </office:meta>
</office:document-meta>
</file>